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1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2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fo:border-bottom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47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35"/>
        <table:table-column table:style-name="co9" table:default-cell-style-name="ce11"/>
        <table:table-column table:style-name="co10" table:default-cell-style-name="ce24"/>
        <table:table-column table:style-name="co3" table:default-cell-style-name="ce24"/>
        <table:table-column table:style-name="co8" table:default-cell-style-name="ce24"/>
        <table:table-column table:style-name="co11" table:default-cell-style-name="ce24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7" table:default-cell-style-name="Default"/>
        <table:table-row table:style-name="ro1">
          <table:table-cell table:style-name="ce1" office:value-type="string" table:number-columns-spanned="7" table:number-rows-spanned="2">
            <text:p>SERVICE TAX REPORT</text:p>
          </table:table-cell>
          <table:covered-table-cell table:number-columns-repeated="5" table:style-name="ce12"/>
          <table:covered-table-cell table:style-name="ce23"/>
          <table:table-cell table:style-name="ce34"/>
          <table:table-cell table:style-name="ce41"/>
          <table:table-cell table:style-name="ce45" table:number-columns-repeated="4"/>
          <table:table-cell table:style-name="ce41" table:number-columns-repeated="7"/>
          <table:table-cell table:style-name="ce53"/>
          <table:table-cell table:style-name="ce41" table:number-columns-repeated="2"/>
          <table:table-cell table:style-name="ce53"/>
          <table:table-cell table:style-name="ce41" table:number-columns-repeated="2"/>
          <table:table-cell table:style-name="ce53"/>
          <table:table-cell table:number-columns-repeated="997"/>
        </table:table-row>
        <table:table-row-group>
          <table:table-row-group>
            <table:table-row-group>
              <table:table-row table:style-name="ro1">
                <table:covered-table-cell table:style-name="ce2"/>
                <table:covered-table-cell/>
                <table:covered-table-cell table:style-name="ce2"/>
                <table:covered-table-cell table:number-columns-repeated="4"/>
                <table:table-cell table:number-columns-repeated="7"/>
                <table:table-cell table:style-name="ce47"/>
                <table:table-cell/>
                <table:table-cell table:style-name="ce35" table:number-columns-repeated="2"/>
                <table:table-cell table:style-name="ce52"/>
                <table:table-cell table:style-name="ce35"/>
                <table:table-cell table:style-name="ce52" table:number-columns-repeated="4"/>
                <table:table-cell/>
                <table:table-cell table:style-name="ce35"/>
                <table:table-cell table:number-columns-repeated="998"/>
              </table:table-row>
              <table:table-row table:style-name="ro1">
                <table:table-cell table:style-name="ce3" office:value-type="string" table:number-columns-spanned="1" table:number-rows-spanned="3">
                  <text:p><text:s/></text:p>
                </table:table-cell>
                <table:table-cell table:style-name="ce13" office:value-type="string" table:number-columns-spanned="5" table:number-rows-spanned="1">
                  <text:p>NAME OF THE ASSESSEE <text:s text:c="21"/>: <text:s text:c="2"/>V.V.TITANIUM PIGMENTS PRIVATE LTD</text:p>
                </table:table-cell>
                <table:covered-table-cell table:style-name="ce19"/>
                <table:covered-table-cell table:number-columns-repeated="3" table:style-name="ce22"/>
                <table:table-cell table:style-name="ce25" table:number-columns-spanned="1" table:number-rows-spanned="3"/>
                <table:table-cell table:number-columns-repeated="1017"/>
              </table:table-row>
              <table:table-row table:style-name="ro1">
                <table:covered-table-cell table:style-name="ce4"/>
                <table:table-cell table:style-name="ce14" office:value-type="string" table:number-columns-spanned="5" table:number-rows-spanned="1">
                  <text:p>SERVICE TAX REGISTRATION NUMBER : <text:s text:c="2"/>AADCV7723PSD001 </text:p>
                </table:table-cell>
                <table:covered-table-cell table:number-columns-repeated="4"/>
                <table:covered-table-cell table:style-name="ce26"/>
                <table:table-cell table:number-columns-repeated="7"/>
                <table:table-cell table:style-name="ce47"/>
                <table:table-cell/>
                <table:table-cell table:style-name="ce35" table:number-columns-repeated="2"/>
                <table:table-cell table:style-name="ce52"/>
                <table:table-cell table:style-name="ce35"/>
                <table:table-cell table:style-name="ce52" table:number-columns-repeated="4"/>
                <table:table-cell/>
                <table:table-cell table:style-name="ce35"/>
                <table:table-cell table:number-columns-repeated="998"/>
              </table:table-row>
              <table:table-row table:style-name="ro2">
                <table:covered-table-cell table:style-name="ce5"/>
                <table:table-cell table:style-name="ce15" office:value-type="string" table:number-columns-spanned="5" table:number-rows-spanned="1">
                  <text:p>Service Tax Report for the Period <text:s text:c="11"/>: <text:s text:c="2"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4" table:style-name="ce20"/>
                <table:covered-table-cell table:style-name="ce27"/>
                <table:table-cell table:number-columns-repeated="7"/>
                <table:table-cell table:style-name="ce47"/>
                <table:table-cell/>
                <table:table-cell table:style-name="ce35" table:number-columns-repeated="2"/>
                <table:table-cell table:style-name="ce52" table:number-columns-repeated="6"/>
                <table:table-cell/>
                <table:table-cell table:style-name="ce35"/>
                <table:table-cell table:number-columns-repeated="998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6" office:value-type="string">
                  <text:p>Date</text:p>
                </table:table-cell>
                <table:table-cell table:style-name="ce21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28" office:value-type="string">
                  <text:p>Open Balance</text:p>
                </table:table-cell>
                <table:table-cell table:style-name="ce36" office:value-type="string">
                  <text:p>Taxable Amount</text:p>
                </table:table-cell>
                <table:table-cell table:style-name="ce42" office:value-type="string">
                  <text:p>Service Tax Rate</text:p>
                </table:table-cell>
                <table:table-cell table:style-name="ce46" office:value-type="string">
                  <text:p>Service Tax</text:p>
                </table:table-cell>
                <table:table-cell table:style-name="ce44" office:value-type="string">
                  <text:p>Total</text:p>
                </table:table-cell>
                <table:table-cell table:style-name="ce44" office:value-type="string">
                  <text:p>Debit</text:p>
                </table:table-cell>
                <table:table-cell table:style-name="ce44" office:value-type="string">
                  <text:p>Closing Balance</text:p>
                </table:table-cell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get_invoice())%22" xlink:type="simple">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18" office:value-type="string">
                  <text:p><text:a xlink:href="python://convert_date(get_invoice_details(line.id,'invdate'))%20or%20False" xlink:type="simple">date</text:a></text:p>
                </table:table-cell>
                <table:table-cell table:style-name="ce18" office:value-type="string">
                  <text:p><text:a xlink:href="python://get_invoice_details(line.id,'billno')%20or%20''" xlink:type="simple">billno</text:a></text:p>
                </table:table-cell>
                <table:table-cell table:style-name="ce18" office:value-type="string">
                  <text:p><text:a xlink:href="python://convert_date(get_invoice_details(line.id,'billdate'))%20or%20False" xlink:type="simple">bill_date</text:a></text:p>
                </table:table-cell>
                <table:table-cell table:style-name="ce18" office:value-type="string">
                  <text:p><text:a xlink:href="python://get_invoice_details(line.id,'invname')%20or%20''" xlink:type="simple">inv_no</text:a></text:p>
                </table:table-cell>
                <table:table-cell table:style-name="ce18" office:value-type="string">
                  <text:p><text:a xlink:href="python://get_invoice_details(line.id,'partner')%20or%20''" xlink:type="simple">partner</text:a></text:p>
                </table:table-cell>
                <table:table-cell table:style-name="ce30" office:value-type="string">
                  <text:p><text:a xlink:href="python://get_total_openbal(line.id%20or%20'')%20+%20%20get_opening_balance()%20or%200.00" xlink:type="simple">open</text:a></text:p>
                </table:table-cell>
                <table:table-cell table:style-name="ce38" office:value-type="string">
                  <text:p><text:a xlink:href="python://get_invoice_details(line.id,'netamt')%20or%200.00" xlink:type="simple">net_amnt</text:a></text:p>
                </table:table-cell>
                <table:table-cell table:style-name="ce43" office:value-type="string">
                  <text:p><text:a xlink:href="python://get_invoice_details(line.id,'tax')%20or%20''" xlink:type="simple">tax</text:a></text:p>
                </table:table-cell>
                <table:table-cell table:style-name="ce30" office:value-type="string">
                  <text:p><text:a xlink:href="python://line.debit%20or%200.00" xlink:type="simple">ser_tax</text:a></text:p>
                </table:table-cell>
                <table:table-cell table:style-name="ce30" office:value-type="string">
                  <text:p><text:a xlink:href="python://get_total_openbal(line.id%20or%20'')%20+%20%20get_opening_balance()%20+%20line.debit%20or%200.00" xlink:type="simple">total</text:a></text:p>
                </table:table-cell>
                <table:table-cell table:style-name="ce37" office:value-type="string">
                  <text:p><text:a xlink:href="python://0.00" xlink:type="simple">debit</text:a></text:p>
                </table:table-cell>
                <table:table-cell table:style-name="ce30" office:value-type="string">
                  <text:p><text:a xlink:href="python://get_total_openbal(line.id%20or%20'')%20+%20%20get_opening_balance()%20+%20line.debit%20or%200.00" xlink:type="simple">close</text:a></text:p>
                </table:table-cell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31"/>
                <table:table-cell table:style-name="ce39"/>
                <table:table-cell table:style-name="ce44" office:value-type="string">
                  <text:p>Sub Total</text:p>
                </table:table-cell>
                <table:table-cell table:style-name="ce30" office:value-type="string">
                  <text:p><text:a xlink:href="python://get_total(get_invoice())%20or%200.00" xlink:type="simple">total_ser</text:a></text:p>
                </table:table-cell>
                <table:table-cell table:style-name="ce30" office:value-type="string">
                  <text:p><text:a xlink:href="python://get_tot_closing_bal()%20or%200.00" xlink:type="simple">tot_bal</text:a></text:p>
                </table:table-cell>
                <table:table-cell table:style-name="ce37" office:value-type="string">
                  <text:p><text:a xlink:href="python://get_debit_balance()%20or%200.00" xlink:type="simple">tot_debit</text:a></text:p>
                </table:table-cell>
                <table:table-cell table:style-name="ce37" office:value-type="string">
                  <text:p><text:a xlink:href="python://get_tot_closing_bal()%20-%20get_debit_balance()%20or%200.00" xlink:type="simple">total_closing</text:a></text:p>
                </table:table-cell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Default" table:number-columns-repeated="2"/>
                <table:table-cell table:style-name="ce32" table:number-columns-repeated="3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1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4"/>
                <table:table-cell table:style-name="ce39" table:number-columns-repeated="2"/>
                <table:table-cell table:style-name="ce50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9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2"/>
                <table:table-cell table:style-name="ce39"/>
                <table:table-cell table:style-name="ce50" table:number-columns-repeated="2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/>
                <table:table-cell table:style-name="ce39"/>
                <table:table-cell table:style-name="ce50" table:number-columns-repeated="4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2"/>
                <table:table-cell table:style-name="ce50" table:number-columns-repeated="6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 table:number-columns-repeated="3"/>
                <table:table-cell table:style-name="ce50" table:number-columns-repeated="5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40"/>
              <table:table-cell table:style-name="ce10"/>
              <table:table-cell table:style-name="ce33" table:number-columns-repeated="4"/>
              <table:table-cell table:style-name="ce10"/>
              <table:table-cell table:style-name="ce49"/>
              <table:table-cell table:style-name="ce10"/>
              <table:table-cell table:style-name="ce40" table:number-columns-repeated="4"/>
              <table:table-cell table:style-name="ce51"/>
              <table:table-cell table:style-name="ce40" table:number-columns-repeated="2"/>
              <table:table-cell table:style-name="ce51"/>
              <table:table-cell table:style-name="ce10"/>
              <table:table-cell table:style-name="ce40"/>
              <table:table-cell table:style-name="ce10"/>
              <table:table-cell table:style-name="ce54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40"/>
            <table:table-cell table:style-name="ce10"/>
            <table:table-cell table:style-name="ce33" table:number-columns-repeated="4"/>
            <table:table-cell table:style-name="ce10"/>
            <table:table-cell table:style-name="ce49"/>
            <table:table-cell table:style-name="ce10"/>
            <table:table-cell table:style-name="ce40" table:number-columns-repeated="4"/>
            <table:table-cell table:style-name="ce51"/>
            <table:table-cell table:style-name="ce40" table:number-columns-repeated="2"/>
            <table:table-cell table:style-name="ce51"/>
            <table:table-cell table:style-name="ce10"/>
            <table:table-cell table:style-name="ce40"/>
            <table:table-cell table:style-name="ce10"/>
            <table:table-cell table:style-name="ce54" table:number-columns-repeated="989"/>
            <table:table-cell table:number-columns-repeated="8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4"/>
                <table:table-cell table:style-name="ce39" table:number-columns-repeated="2"/>
                <table:table-cell table:style-name="ce50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4"/>
                <table:table-cell table:style-name="ce39" table:number-columns-repeated="2"/>
                <table:table-cell table:style-name="ce50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7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9"/>
                <table:table-cell table:style-name="ce9"/>
                <table:table-cell table:style-name="ce32" table:number-columns-repeated="4"/>
                <table:table-cell table:style-name="ce9"/>
                <table:table-cell table:style-name="ce48"/>
                <table:table-cell table:style-name="ce9"/>
                <table:table-cell table:style-name="ce39"/>
                <table:table-cell table:style-name="ce50" table:number-columns-repeated="4"/>
                <table:table-cell table:style-name="ce39" table:number-columns-repeated="2"/>
                <table:table-cell table:style-name="ce50"/>
                <table:table-cell table:style-name="ce9"/>
                <table:table-cell table:style-name="ce39"/>
                <table:table-cell table:style-name="ce9"/>
                <table:table-cell table:style-name="ce54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40"/>
              <table:table-cell table:style-name="ce10"/>
              <table:table-cell table:style-name="ce33" table:number-columns-repeated="4"/>
              <table:table-cell table:style-name="ce10"/>
              <table:table-cell table:style-name="ce49"/>
              <table:table-cell table:style-name="ce10"/>
              <table:table-cell table:style-name="ce40"/>
              <table:table-cell table:style-name="ce51" table:number-columns-repeated="4"/>
              <table:table-cell table:style-name="ce40" table:number-columns-repeated="2"/>
              <table:table-cell table:style-name="ce51"/>
              <table:table-cell table:style-name="ce10"/>
              <table:table-cell table:style-name="ce40"/>
              <table:table-cell table:style-name="ce10"/>
              <table:table-cell table:style-name="ce54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40"/>
            <table:table-cell table:style-name="ce10"/>
            <table:table-cell table:style-name="ce33" table:number-columns-repeated="4"/>
            <table:table-cell table:style-name="ce10"/>
            <table:table-cell table:style-name="ce49"/>
            <table:table-cell table:style-name="ce10"/>
            <table:table-cell table:style-name="ce40"/>
            <table:table-cell table:style-name="ce51" table:number-columns-repeated="4"/>
            <table:table-cell table:style-name="ce40" table:number-columns-repeated="2"/>
            <table:table-cell table:style-name="ce51"/>
            <table:table-cell table:style-name="ce10"/>
            <table:table-cell table:style-name="ce40"/>
            <table:table-cell table:style-name="ce10"/>
            <table:table-cell table:style-name="ce54" table:number-columns-repeated="989"/>
            <table:table-cell table:number-columns-repeated="8"/>
          </table:table-row>
        </table:table-row-group>
        <table:table-row table:style-name="ro1">
          <table:table-cell table:style-name="ce10" table:number-columns-repeated="6"/>
          <table:table-cell table:style-name="ce33"/>
          <table:table-cell table:style-name="ce40"/>
          <table:table-cell table:style-name="ce10"/>
          <table:table-cell table:style-name="ce33" table:number-columns-repeated="4"/>
          <table:table-cell table:style-name="ce10"/>
          <table:table-cell table:style-name="ce49"/>
          <table:table-cell table:style-name="ce10"/>
          <table:table-cell table:style-name="ce40" table:number-columns-repeated="4"/>
          <table:table-cell table:style-name="ce51"/>
          <table:table-cell table:style-name="ce40" table:number-columns-repeated="2"/>
          <table:table-cell table:style-name="ce51"/>
          <table:table-cell table:style-name="ce10"/>
          <table:table-cell table:style-name="ce40"/>
          <table:table-cell table:style-name="ce10"/>
          <table:table-cell table:style-name="ce54" table:number-columns-repeated="989"/>
          <table:table-cell table:number-columns-repeated="8"/>
        </table:table-row>
        <table:table-row table:style-name="ro1" table:number-rows-repeated="10482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0-13T10:40:59</dc:date>
    <meta:editing-cycles>365</meta:editing-cycles>
    <meta:generator>LibreOffice/3.5$Linux_x86 LibreOffice_project/350m1$Build-2</meta:generator>
    <meta:editing-duration>P6DT4H38M57S</meta:editing-duration>
    <dc:creator>Dev127 </dc:creator>
    <meta:document-statistic meta:table-count="1" meta:cell-count="38" meta:object-count="0"/>
    <meta:template xlink:type="simple" xlink:actuate="onRequest" xlink:title="Normal.dotm" xlink:href=""/>
  </office:meta>
</office:document-meta>
</file>